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9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8mm" svg:height="90.05mm" svg:x="5.24mm" svg:y="61.44mm">
            <draw:object draw:notify-on-update-of-ranges="Tabelle1.A2:Tabelle1.A2 Tabelle1.A3:Tabelle1.A12 Tabelle1.B2:Tabelle1.B2 Tabelle1.B3:Tabelle1.B12 Tabelle1.C2:Tabelle1.C2 Tabelle1.C3:Tabelle1.C12 Tabelle1.D2:Tabelle1.D2 Tabelle1.D3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96mm" svg:y="61.43mm">
            <draw:object draw:notify-on-update-of-ranges="Tabelle1.A3:Tabelle1.A12 Tabelle1.F2:Tabelle1.F2 Tabelle1.F3:Tabelle1.F12 Tabelle1.G2:Tabelle1.G2 Tabelle1.G3:Tabelle1.G12 Tabelle1.I2:Tabelle1.I2 Tabelle1.I3:Tabelle1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column table:style-name="co6" table:default-cell-style-name="ce4"/>
        <table:table-column table:style-name="co1" table:default-cell-style-name="ce9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Expenditures</text:p>
          </table:table-cell>
          <table:table-cell table:style-name="Default" office:value-type="string" calcext:value-type="string">
            <text:p>Net Burn Rate</text:p>
          </table:table-cell>
          <table:table-cell table:style-name="Default" office:value-type="string" calcext:value-type="string">
            <text:p>Book Value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AA Manag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(1000)</text:p>
          </table:table-cell>
          <table:table-cell table:style-name="Default" office:value-type="string" calcext:value-type="string">
            <text:p>Rev Per Book</text:p>
          </table:table-cell>
          <table:table-cell table:style-name="Default" office:value-type="string" calcext:value-type="string">
            <text:p>Rev Per User</text:p>
          </table:table-cell>
          <table:table-cell office:value-type="string" calcext:value-type="string">
            <text:p>ICN owned by ICONOMI</text:p>
          </table:table-cell>
          <table:table-cell office:value-type="string" calcext:value-type="string">
            <text:p>AUM?</text:p>
          </table:table-cell>
          <table:table-cell office:value-type="string" calcext:value-type="string">
            <text:p>Financial reports: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currency" office:currency="USD" office:value="50936" calcext:value-type="currency">
            <text:p>$50.936</text:p>
          </table:table-cell>
          <table:table-cell office:value-type="currency" office:currency="USD" office:value="562542" calcext:value-type="currency">
            <text:p>$562.542</text:p>
          </table:table-cell>
          <table:table-cell table:formula="of:=[.C3]-[.B3]" office:value-type="currency" office:currency="USD" office:value="511606" calcext:value-type="currency">
            <text:p>$511.606</text:p>
          </table:table-cell>
          <table:table-cell office:value-type="currency" office:currency="USD" office:value="21605453" calcext:value-type="currency">
            <text:p>$21.605.4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/1000" office:value-type="float" office:value="0" calcext:value-type="float">
            <text:p>0</text:p>
          </table:table-cell>
          <table:table-cell table:formula="of:=[.B3]/[.E3]" office:value-type="currency" office:currency="USD" office:value="0.00235755297516789" calcext:value-type="currency">
            <text:p>$0,0024</text:p>
          </table:table-cell>
          <table:table-cell table:number-columns-repeated="3"/>
          <table:table-cell office:value-type="string" calcext:value-type="string">
            <text:p>https://medium.com/iconominet/financial-reports/home</text:p>
          </table:table-cell>
        </table:table-row>
        <table:table-row table:style-name="ro1">
          <table:table-cell office:value-type="string" calcext:value-type="string">
            <text:p>2017 Q2</text:p>
          </table:table-cell>
          <table:table-cell office:value-type="currency" office:currency="USD" office:value="196996" calcext:value-type="currency">
            <text:p>$196.996</text:p>
          </table:table-cell>
          <table:table-cell office:value-type="currency" office:currency="USD" office:value="646912" calcext:value-type="currency">
            <text:p>$646.912</text:p>
          </table:table-cell>
          <table:table-cell table:formula="of:=[.C4]-[.B4]" office:value-type="currency" office:currency="USD" office:value="449916" calcext:value-type="currency">
            <text:p>$449.91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formula="of:=ROUND([.H4]/1000)" office:value-type="float" office:value="4" calcext:value-type="float">
            <text:p>4</text:p>
          </table:table-cell>
          <table:table-cell table:formula="of:=[.B4]/[.E4]" office:value-type="currency" office:currency="USD" office:value="0.00132353913299936" calcext:value-type="currency">
            <text:p>$0,0013</text:p>
          </table:table-cell>
          <table:table-cell table:formula="of:=[.B4]/[.H4]" office:value-type="currency" office:currency="USD" office:value="49.249" calcext:value-type="currency">
            <text:p>$4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3</text:p>
          </table:table-cell>
          <table:table-cell office:value-type="currency" office:currency="USD" office:value="57177" calcext:value-type="currency">
            <text:p>$57.177</text:p>
          </table:table-cell>
          <table:table-cell office:value-type="currency" office:currency="USD" office:value="742314" calcext:value-type="currency">
            <text:p>$742.314</text:p>
          </table:table-cell>
          <table:table-cell table:formula="of:=[.C5]-[.B5]" office:value-type="currency" office:currency="USD" office:value="685137" calcext:value-type="currency">
            <text:p>$685.137</text:p>
          </table:table-cell>
          <table:table-cell office:value-type="currency" office:currency="USD" office:value="119787279" calcext:value-type="currency">
            <text:p>$119.787.2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268" calcext:value-type="float">
            <text:p>28268</text:p>
          </table:table-cell>
          <table:table-cell table:formula="of:=ROUND([.H5]/1000)" office:value-type="float" office:value="28" calcext:value-type="float">
            <text:p>28</text:p>
          </table:table-cell>
          <table:table-cell table:formula="of:=[.B5]/[.E5]" office:value-type="currency" office:currency="USD" office:value="0.000477321135243418" calcext:value-type="currency">
            <text:p>$0,0005</text:p>
          </table:table-cell>
          <table:table-cell table:formula="of:=[.B5]/[.H5]" office:value-type="currency" office:currency="USD" office:value="2.02267581717844" calcext:value-type="currency">
            <text:p>$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4</text:p>
          </table:table-cell>
          <table:table-cell office:value-type="currency" office:currency="USD" office:value="1015999" calcext:value-type="currency">
            <text:p>$1.015.999</text:p>
          </table:table-cell>
          <table:table-cell office:value-type="currency" office:currency="USD" office:value="949356" calcext:value-type="currency">
            <text:p>$949.356</text:p>
          </table:table-cell>
          <table:table-cell table:formula="of:=[.C6]-[.B6]" office:value-type="currency" office:currency="USD" office:value="-66643" calcext:value-type="currency">
            <text:p>-$66.643</text:p>
          </table:table-cell>
          <table:table-cell office:value-type="currency" office:currency="USD" office:value="327001779" calcext:value-type="currency">
            <text:p>$327.001.7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3992" calcext:value-type="float">
            <text:p>43992</text:p>
          </table:table-cell>
          <table:table-cell table:formula="of:=ROUND([.H6]/1000)" office:value-type="float" office:value="44" calcext:value-type="float">
            <text:p>44</text:p>
          </table:table-cell>
          <table:table-cell table:formula="of:=[.B6]/[.E6]" office:value-type="currency" office:currency="USD" office:value="0.00310701367774516" calcext:value-type="currency">
            <text:p>$0,0031</text:p>
          </table:table-cell>
          <table:table-cell table:formula="of:=[.B6]/[.H6]" office:value-type="currency" office:currency="USD" office:value="23.0950854700855" calcext:value-type="currency">
            <text:p>$23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1</text:p>
          </table:table-cell>
          <table:table-cell office:value-type="currency" office:currency="USD" office:value="114632" calcext:value-type="currency">
            <text:p>$114.632</text:p>
          </table:table-cell>
          <table:table-cell office:value-type="currency" office:currency="USD" office:value="945348" calcext:value-type="currency">
            <text:p>$945.348</text:p>
          </table:table-cell>
          <table:table-cell table:formula="of:=[.C7]-[.B7]" office:value-type="currency" office:currency="USD" office:value="830716" calcext:value-type="currency">
            <text:p>$830.716</text:p>
          </table:table-cell>
          <table:table-cell office:value-type="currency" office:currency="USD" office:value="150921961" calcext:value-type="currency">
            <text:p>$150.921.96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7975" calcext:value-type="float">
            <text:p>57975</text:p>
          </table:table-cell>
          <table:table-cell table:formula="of:=ROUND([.H7]/1000)" office:value-type="float" office:value="58" calcext:value-type="float">
            <text:p>58</text:p>
          </table:table-cell>
          <table:table-cell table:formula="of:=[.B7]/[.E7]" office:value-type="currency" office:currency="USD" office:value="0.000759544861731554" calcext:value-type="currency">
            <text:p>$0,0008</text:p>
          </table:table-cell>
          <table:table-cell table:formula="of:=[.B7]/[.H7]" office:value-type="currency" office:currency="USD" office:value="1.97726606295817" calcext:value-type="currency">
            <text:p>$1,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 Q2</text:p>
          </table:table-cell>
          <table:table-cell office:value-type="currency" office:currency="USD" office:value="404410" calcext:value-type="currency">
            <text:p>$404.410</text:p>
          </table:table-cell>
          <table:table-cell office:value-type="currency" office:currency="USD" office:value="1544306" calcext:value-type="currency">
            <text:p>$1.544.306</text:p>
          </table:table-cell>
          <table:table-cell table:formula="of:=[.C8]-[.B8]" office:value-type="currency" office:currency="USD" office:value="1139896" calcext:value-type="currency">
            <text:p>$1.139.89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0637" calcext:value-type="float">
            <text:p>60637</text:p>
          </table:table-cell>
          <table:table-cell table:formula="of:=ROUND([.H8]/1000)" office:value-type="float" office:value="61" calcext:value-type="float">
            <text:p>61</text:p>
          </table:table-cell>
          <table:table-cell table:formula="of:=[.B8]/[.E8]" office:value-type="currency" office:currency="USD" office:value="0.00271707273638182" calcext:value-type="currency">
            <text:p>$0,0027</text:p>
          </table:table-cell>
          <table:table-cell table:formula="of:=[.B8]/[.H8]" office:value-type="currency" office:currency="USD" office:value="6.66936029157115" calcext:value-type="currency">
            <text:p>$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3</text:p>
          </table:table-cell>
          <table:table-cell office:value-type="currency" office:currency="USD" office:value="65828" calcext:value-type="currency">
            <text:p>$65.828</text:p>
          </table:table-cell>
          <table:table-cell office:value-type="currency" office:currency="USD" office:value="1327567" calcext:value-type="currency">
            <text:p>$1.327.567</text:p>
          </table:table-cell>
          <table:table-cell table:formula="of:=[.C9]-[.B9]" office:value-type="currency" office:currency="USD" office:value="1261739" calcext:value-type="currency">
            <text:p>$1.261.739</text:p>
          </table:table-cell>
          <table:table-cell office:value-type="currency" office:currency="USD" office:value="96232810" calcext:value-type="currency">
            <text:p>$96.232.8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1627" calcext:value-type="float">
            <text:p>61627</text:p>
          </table:table-cell>
          <table:table-cell table:formula="of:=ROUND([.H9]/1000)" office:value-type="float" office:value="62" calcext:value-type="float">
            <text:p>62</text:p>
          </table:table-cell>
          <table:table-cell table:formula="of:=[.B9]/[.E9]" office:value-type="currency" office:currency="USD" office:value="0.000684049442180895" calcext:value-type="currency">
            <text:p>$0,0007</text:p>
          </table:table-cell>
          <table:table-cell table:formula="of:=[.B9]/[.H9]" office:value-type="currency" office:currency="USD" office:value="1.06816817304104" calcext:value-type="currency">
            <text:p>$1,07</text:p>
          </table:table-cell>
          <table:table-cell office:value-type="float" office:value="7774463" calcext:value-type="float">
            <text:p>777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4</text:p>
          </table:table-cell>
          <table:table-cell office:value-type="currency" office:currency="USD" office:value="84764" calcext:value-type="currency">
            <text:p>$84.764</text:p>
          </table:table-cell>
          <table:table-cell office:value-type="currency" office:currency="USD" office:value="1500857" calcext:value-type="currency">
            <text:p>$1.500.857</text:p>
          </table:table-cell>
          <table:table-cell table:formula="of:=[.C10]-[.B10]" office:value-type="currency" office:currency="USD" office:value="1416093" calcext:value-type="currency">
            <text:p>$1.416.093</text:p>
          </table:table-cell>
          <table:table-cell office:value-type="currency" office:currency="USD" office:value="37241632" calcext:value-type="currency">
            <text:p>$37.241.6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6848" calcext:value-type="float">
            <text:p>66848</text:p>
          </table:table-cell>
          <table:table-cell table:formula="of:=ROUND([.H10]/1000)" office:value-type="float" office:value="67" calcext:value-type="float">
            <text:p>67</text:p>
          </table:table-cell>
          <table:table-cell table:formula="of:=[.B10]/[.E10]" office:value-type="currency" office:currency="USD" office:value="0.0022760549269162" calcext:value-type="currency">
            <text:p>$0,0023</text:p>
          </table:table-cell>
          <table:table-cell table:formula="of:=[.B10]/[.H10]" office:value-type="currency" office:currency="USD" office:value="1.26801101005266" calcext:value-type="currency">
            <text:p>$1,27</text:p>
          </table:table-cell>
          <table:table-cell office:value-type="float" office:value="24744653" calcext:value-type="float">
            <text:p>2474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 Q1</text:p>
          </table:table-cell>
          <table:table-cell office:value-type="currency" office:currency="USD" office:value="78646" calcext:value-type="currency">
            <text:p>$78.646</text:p>
          </table:table-cell>
          <table:table-cell office:value-type="currency" office:currency="USD" office:value="1041412" calcext:value-type="currency">
            <text:p>$1.041.412</text:p>
          </table:table-cell>
          <table:table-cell office:value-type="currency" office:currency="USD" office:value="962766" calcext:value-type="currency">
            <text:p>$962.766</text:p>
          </table:table-cell>
          <table:table-cell office:value-type="currency" office:currency="USD" office:value="36031123" calcext:value-type="currency">
            <text:p>$36.031.12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9000" calcext:value-type="float">
            <text:p>69000</text:p>
          </table:table-cell>
          <table:table-cell table:formula="of:=ROUND([.H11]/1000)" office:value-type="float" office:value="69" calcext:value-type="float">
            <text:p>69</text:p>
          </table:table-cell>
          <table:table-cell table:formula="of:=[.B11]/[.E11]" office:value-type="currency" office:currency="USD" office:value="0.00218272408550796" calcext:value-type="currency">
            <text:p>$0,0022</text:p>
          </table:table-cell>
          <table:table-cell table:formula="of:=[.B11]/[.H11]" office:value-type="currency" office:currency="USD" office:value="1.13979710144928" calcext:value-type="currency">
            <text:p>$1,14</text:p>
          </table:table-cell>
          <table:table-cell office:value-type="float" office:value="41715007" calcext:value-type="float">
            <text:p>41715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 Q2</text:p>
          </table:table-cell>
          <table:table-cell office:value-type="currency" office:currency="USD" office:value="142095" calcext:value-type="currency">
            <text:p>$142.095</text:p>
          </table:table-cell>
          <table:table-cell office:value-type="currency" office:currency="USD" office:value="921836" calcext:value-type="currency">
            <text:p>$921.836</text:p>
          </table:table-cell>
          <table:table-cell office:value-type="currency" office:currency="USD" office:value="779741" calcext:value-type="currency">
            <text:p>$779.741</text:p>
          </table:table-cell>
          <table:table-cell office:value-type="currency" office:currency="USD" office:value="53883955" calcext:value-type="currency">
            <text:p>$53.883.9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000" calcext:value-type="float">
            <text:p>70000</text:p>
          </table:table-cell>
          <table:table-cell table:formula="of:=ROUND([.H12]/1000)" office:value-type="float" office:value="70" calcext:value-type="float">
            <text:p>70</text:p>
          </table:table-cell>
          <table:table-cell table:formula="of:=[.B12]/[.E12]" office:value-type="currency" office:currency="USD" office:value="0.00263705587312587" calcext:value-type="currency">
            <text:p>$0,0026</text:p>
          </table:table-cell>
          <table:table-cell table:formula="of:=[.B12]/[.H12]" office:value-type="currency" office:currency="USD" office:value="2.02992857142857" calcext:value-type="currency">
            <text:p>$2,0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 SC Regular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14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.00.0000</text:date>, <text:time style:data-style-name="N2" text:time-value="20:50:15.2622247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7:39.103747102</meta:creation-date>
    <dc:date>2018-12-23T21:10:27.768111709</dc:date>
    <meta:editing-duration>PT3H56M56S</meta:editing-duration>
    <meta:editing-cycles>4</meta:editing-cycles>
    <meta:generator>LibreOffice/6.2.5.2$Linux_X86_64 LibreOffice_project/20$Build-2</meta:generator>
    <meta:document-statistic meta:table-count="1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legend chart:legend-position="end" svg:x="12.98cm" svg:y="3.68cm" style:legend-expansion="high" chart:style-name="ch2"/>
        <chart:plot-area chart:style-name="ch3" table:cell-range-address="Tabelle1.A2:Tabelle1.D12" chart:data-source-has-labels="both" svg:x="0.32cm" svg:y="0.18cm" svg:width="12.34cm" svg:height="8.646cm">
          <chartooo:coordinate-region svg:x="2.402cm" svg:y="0.337cm" svg:width="10.258cm" svg:height="7.699cm"/>
          <chart:axis chart:dimension="x" chart:name="primary-x" chart:style-name="ch4" chartooo:axis-type="auto">
            <chartooo:date-scale/>
            <chart:categories table:cell-range-address="Tabelle1.A3:Tabe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2" chart:label-cell-address="Tabelle1.B2:Tabelle1.B2" chart:class="chart:bar">
            <chart:data-point chart:repeated="10"/>
          </chart:series>
          <chart:series chart:style-name="ch8" chart:values-cell-range-address="Tabelle1.C3:Tabelle1.C12" chart:label-cell-address="Tabelle1.C2:Tabelle1.C2" chart:class="chart:bar">
            <chart:data-point chart:repeated="10"/>
          </chart:series>
          <chart:series chart:style-name="ch9" chart:values-cell-range-address="Tabelle1.D3:Tabelle1.D12" chart:label-cell-address="Tabelle1.D2:Tabelle1.D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</text:p>
                <draw:g>
                  <svg:desc>Tabelle1.B2:Tabelle1.B2</svg:desc>
                </draw:g>
              </table:table-cell>
              <table:table-cell office:value-type="string">
                <text:p>Expenditures</text:p>
                <draw:g>
                  <svg:desc>Tabelle1.C2:Tabelle1.C2</svg:desc>
                </draw:g>
              </table:table-cell>
              <table:table-cell office:value-type="string">
                <text:p>Net Burn Rat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2</svg:desc>
                </draw:g>
              </table:table-cell>
              <table:table-cell office:value-type="float" office:value="50936">
                <text:p>50936</text:p>
                <draw:g>
                  <svg:desc>Tabelle1.B3:Tabelle1.B12</svg:desc>
                </draw:g>
              </table:table-cell>
              <table:table-cell office:value-type="float" office:value="562542">
                <text:p>562542</text:p>
                <draw:g>
                  <svg:desc>Tabelle1.C3:Tabelle1.C12</svg:desc>
                </draw:g>
              </table:table-cell>
              <table:table-cell office:value-type="float" office:value="511606">
                <text:p>511606</text:p>
                <draw:g>
                  <svg:desc>Tabelle1.D3:Tabelle1.D12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196996">
                <text:p>196996</text:p>
              </table:table-cell>
              <table:table-cell office:value-type="float" office:value="646912">
                <text:p>646912</text:p>
              </table:table-cell>
              <table:table-cell office:value-type="float" office:value="449916">
                <text:p>449916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57177">
                <text:p>57177</text:p>
              </table:table-cell>
              <table:table-cell office:value-type="float" office:value="742314">
                <text:p>742314</text:p>
              </table:table-cell>
              <table:table-cell office:value-type="float" office:value="685137">
                <text:p>685137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1015999">
                <text:p>1015999</text:p>
              </table:table-cell>
              <table:table-cell office:value-type="float" office:value="949356">
                <text:p>949356</text:p>
              </table:table-cell>
              <table:table-cell office:value-type="float" office:value="-66643">
                <text:p>-66643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114632">
                <text:p>114632</text:p>
              </table:table-cell>
              <table:table-cell office:value-type="float" office:value="945348">
                <text:p>945348</text:p>
              </table:table-cell>
              <table:table-cell office:value-type="float" office:value="830716">
                <text:p>830716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04410">
                <text:p>404410</text:p>
              </table:table-cell>
              <table:table-cell office:value-type="float" office:value="1544306">
                <text:p>1544306</text:p>
              </table:table-cell>
              <table:table-cell office:value-type="float" office:value="1139896">
                <text:p>1139896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65828">
                <text:p>65828</text:p>
              </table:table-cell>
              <table:table-cell office:value-type="float" office:value="1327567">
                <text:p>1327567</text:p>
              </table:table-cell>
              <table:table-cell office:value-type="float" office:value="1261739">
                <text:p>1261739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84764">
                <text:p>84764</text:p>
              </table:table-cell>
              <table:table-cell office:value-type="float" office:value="1500857">
                <text:p>1500857</text:p>
              </table:table-cell>
              <table:table-cell office:value-type="float" office:value="1416093">
                <text:p>1416093</text:p>
              </table:table-cell>
            </table:table-row>
            <table:table-row>
              <table:table-cell office:value-type="string">
                <text:p>2019 Q1</text:p>
              </table:table-cell>
              <table:table-cell office:value-type="float" office:value="78646">
                <text:p>78646</text:p>
              </table:table-cell>
              <table:table-cell office:value-type="float" office:value="1041412">
                <text:p>1041412</text:p>
              </table:table-cell>
              <table:table-cell office:value-type="float" office:value="962766">
                <text:p>962766</text:p>
              </table:table-cell>
            </table:table-row>
            <table:table-row>
              <table:table-cell office:value-type="string">
                <text:p>2019 Q2</text:p>
              </table:table-cell>
              <table:table-cell office:value-type="float" office:value="142095">
                <text:p>142095</text:p>
              </table:table-cell>
              <table:table-cell office:value-type="float" office:value="921836">
                <text:p>921836</text:p>
              </table:table-cell>
              <table:table-cell office:value-type="float" office:value="779741">
                <text:p>77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05cm" svg:y="3.677cm" style:legend-expansion="high" chart:style-name="ch2"/>
        <chart:plot-area chart:style-name="ch3" table:cell-range-address="Tabelle1.A3:Tabelle1.A12 Tabelle1.F2:Tabelle1.G12 Tabelle1.I2:Tabelle1.I12" chart:data-source-has-labels="both" svg:x="0.32cm" svg:y="0.18cm" svg:width="11.565cm" svg:height="8.64cm">
          <chartooo:coordinate-region svg:x="1.014cm" svg:y="0.18cm" svg:width="10.29cm" svg:height="6.908cm"/>
          <chart:axis chart:dimension="x" chart:name="primary-x" chart:style-name="ch4" chartooo:axis-type="auto">
            <chartooo:date-scale/>
            <chart:categories table:cell-range-address="Tabelle1.A3:Tabe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:Tabelle1.F12" chart:label-cell-address="Tabelle1.F2:Tabelle1.F2" chart:class="chart:line">
            <chart:data-point chart:repeated="10"/>
          </chart:series>
          <chart:series chart:style-name="ch7" chart:values-cell-range-address="Tabelle1.G3:Tabelle1.G12" chart:label-cell-address="Tabelle1.G2:Tabelle1.G2" chart:class="chart:line">
            <chart:data-point chart:repeated="10"/>
          </chart:series>
          <chart:series chart:style-name="ch8" chart:values-cell-range-address="Tabelle1.I3:Tabelle1.I12" chart:label-cell-address="Tabelle1.I2:Tabelle1.I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loyees</text:p>
                <draw:g>
                  <svg:desc>Tabelle1.F2:Tabelle1.F2</svg:desc>
                </draw:g>
              </table:table-cell>
              <table:table-cell office:value-type="string">
                <text:p>DAA Managers</text:p>
                <draw:g>
                  <svg:desc>Tabelle1.G2:Tabelle1.G2</svg:desc>
                </draw:g>
              </table:table-cell>
              <table:table-cell office:value-type="string">
                <text:p>Users (1000)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2</svg:desc>
                </draw:g>
              </table:table-cell>
              <table:table-cell office:value-type="float" office:value="20">
                <text:p>20</text:p>
                <draw:g>
                  <svg:desc>Tabelle1.F3:Tabelle1.F12</svg:desc>
                </draw:g>
              </table:table-cell>
              <table:table-cell office:value-type="float" office:value="0">
                <text:p>0</text:p>
                <draw:g>
                  <svg:desc>Tabelle1.G3:Tabelle1.G12</svg:desc>
                </draw:g>
              </table:table-cell>
              <table:table-cell office:value-type="float" office:value="0">
                <text:p>0</text:p>
                <draw:g>
                  <svg:desc>Tabelle1.I3:Tabelle1.I12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 Q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 Q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